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2.3244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07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5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09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https://fabtcg.com/products/booster-set/classic-battles-rvd/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table:number-columns-repeated="3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2:03:06.1616159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5-07T12:03:17.693288931</dc:date>
    <meta:editing-duration>PT37M40S</meta:editing-duration>
    <meta:editing-cycles>23</meta:editing-cycles>
    <meta:generator>LibreOffice/7.2.5.2$MacOSX_X86_64 LibreOffice_project/499f9727c189e6ef3471021d6132d4c694f357e5</meta:generator>
    <meta:document-statistic meta:table-count="1" meta:cell-count="266" meta:object-count="0"/>
  </office:meta>
</office:document-meta>
</file>